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25cm" fo:min-width="2.822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8.236cm" loext:decorative="false"/>
      <style:paragraph-properties style:writing-mode="lr-tb"/>
    </style:style>
    <style:style style:name="gr3" style:family="graphic" style:parent-style-name="objectwithoutfill">
      <style:graphic-properties svg:stroke-width="0.159cm" draw:marker-start-width="0.439cm" draw:marker-end="Extrémités_20_de_20_flèche_20_1" draw:marker-end-width="0.539cm" draw:fill="none" draw:textarea-vertical-align="middle" fo:padding-top="0.205cm" fo:padding-bottom="0.205cm" fo:padding-left="0.33cm" fo:padding-right="0.33cm" loext:decorative="false"/>
    </style:style>
    <style:style style:name="gr4" style:family="graphic" style:parent-style-name="standard">
      <style:graphic-properties draw:stroke="none" svg:stroke-color="#ffffff" draw:fill-color="#b4c7dc" draw:textarea-horizontal-align="justify" draw:textarea-vertical-align="middle" draw:auto-grow-height="false" fo:min-height="4.482cm" fo:min-width="9.3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4.28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3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5.096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5.34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objectwithoutfill">
      <style:graphic-properties svg:stroke-width="0.159cm" draw:marker-start-width="0.438cm" draw:marker-end="Extrémités_20_de_20_flèche_20_2" draw:marker-end-width="0.538cm" draw:fill="none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59cm" svg:stroke-color="#3465a4" draw:marker-start-width="0.438cm" draw:marker-end-width="0.438cm" draw:fill-color="#333333" draw:textarea-horizontal-align="justify" draw:textarea-vertical-align="middle" draw:auto-grow-height="false" fo:min-height="27.024cm" fo:min-width="2.737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1cm" fo:min-width="0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objectwithoutfill">
      <style:graphic-properties svg:stroke-width="0.159cm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="none" draw:fill-color="#ffffff"/>
      <style:text-properties fo:color="#ffffff" loext:opacity="100%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3.322cm" svg:height="3.175cm" svg:x="8.816cm" svg:y="0.0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22cm" svg:height="3.175cm" svg:x="8.816cm" svg:y="3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22cm" svg:height="3.175cm" svg:x="8.816cm" svg:y="6.8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14cm" svg:height="1.154cm" svg:x="0.157cm" svg:y="4.299cm">
          <draw:text-box>
            <text:p text:style-name="P2">Cerises de café</text:p>
          </draw:text-box>
        </draw:frame>
        <draw:line draw:style-name="gr3" draw:text-style-name="P4" draw:layer="layout" svg:x1="5.286cm" svg:y1="4.818cm" svg:x2="8.307cm" svg:y2="7.98cm">
          <text:p/>
        </draw:line>
        <draw:line draw:style-name="gr3" draw:text-style-name="P4" draw:layer="layout" svg:x1="5.286cm" svg:y1="4.818cm" svg:x2="8.254cm" svg:y2="4.839cm">
          <text:p/>
        </draw:line>
        <draw:line draw:style-name="gr3" draw:text-style-name="P4" draw:layer="layout" svg:x1="5.365cm" svg:y1="4.817cm" svg:x2="8.2cm" svg:y2="1.606cm">
          <text:p/>
        </draw:line>
        <draw:custom-shape draw:style-name="gr4" draw:text-style-name="P5" draw:layer="layout" svg:width="9.83cm" svg:height="4.732cm" draw:transform="rotate (1.5707963267949) translate (12.723cm 10.029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9cm" svg:height="1.154cm" svg:x="13.757cm" svg:y="0.199cm">
          <draw:text-box>
            <text:p text:style-name="P2">Humide</text:p>
          </draw:text-box>
        </draw:frame>
        <draw:frame draw:style-name="gr6" draw:text-style-name="P3" draw:layer="layout" svg:width="1.596cm" svg:height="1.154cm" svg:x="14.257cm" svg:y="6.699cm">
          <draw:text-box>
            <text:p text:style-name="P2">Sec</text:p>
          </draw:text-box>
        </draw:frame>
        <draw:frame draw:style-name="gr7" draw:text-style-name="P3" draw:layer="layout" svg:width="3.148cm" svg:height="1.154cm" svg:x="13.457cm" svg:y="3.199cm">
          <draw:text-box>
            <text:p text:style-name="P2">Semi-sec</text:p>
          </draw:text-box>
        </draw:frame>
        <draw:line draw:style-name="gr8" draw:text-style-name="P4" draw:layer="layout" svg:x1="17.041cm" svg:y1="2.9cm" svg:x2="13.221cm" svg:y2="2.925cm">
          <text:p/>
        </draw:line>
        <draw:line draw:style-name="gr8" draw:text-style-name="P4" draw:layer="layout" svg:x1="16.774cm" svg:y1="6.453cm" svg:x2="13.44cm" svg:y2="6.428cm">
          <text:p/>
        </draw:line>
        <draw:frame draw:style-name="gr9" draw:text-style-name="P7" draw:layer="layout" svg:width="3.29cm" svg:height="1.861cm" svg:x="13.412cm" svg:y="1.06cm">
          <draw:text-box>
            <text:p text:style-name="P6">Info</text:p>
            <text:p text:style-name="P6">résumées</text:p>
          </draw:text-box>
        </draw:frame>
        <draw:frame draw:style-name="gr9" draw:text-style-name="P7" draw:layer="layout" svg:width="3.29cm" svg:height="1.861cm" svg:x="13.611cm" svg:y="4.162cm">
          <draw:text-box>
            <text:p text:style-name="P6">Info</text:p>
            <text:p text:style-name="P6">résumées</text:p>
          </draw:text-box>
        </draw:frame>
        <draw:frame draw:style-name="gr9" draw:text-style-name="P7" draw:layer="layout" svg:width="3.29cm" svg:height="1.861cm" svg:x="13.612cm" svg:y="7.964cm">
          <draw:text-box>
            <text:p text:style-name="P6">Info</text:p>
            <text:p text:style-name="P6">résumées</text:p>
          </draw:text-box>
        </draw:frame>
        <draw:frame draw:style-name="gr10" draw:text-style-name="P8" draw:layer="layout" svg:width="2.267cm" svg:height="0.962cm" svg:x="9.317cm" svg:y="0.976cm">
          <draw:text-box>
            <text:p>Image</text:p>
          </draw:text-box>
        </draw:frame>
        <draw:frame draw:style-name="gr10" draw:text-style-name="P8" draw:layer="layout" svg:width="2.267cm" svg:height="0.962cm" svg:x="9.318cm" svg:y="4.376cm">
          <draw:text-box>
            <text:p>Image</text:p>
          </draw:text-box>
        </draw:frame>
        <draw:frame draw:style-name="gr10" draw:text-style-name="P8" draw:layer="layout" svg:width="2.267cm" svg:height="0.962cm" svg:x="9.319cm" svg:y="7.776cm">
          <draw:text-box>
            <text:p>Image</text:p>
          </draw:text-box>
        </draw:frame>
        <draw:line draw:style-name="gr11" draw:text-style-name="P4" draw:layer="layout" svg:x1="17.44cm" svg:y1="0.253cm" svg:x2="17.94cm" svg:y2="0.253cm">
          <text:p/>
        </draw:line>
        <draw:line draw:style-name="gr11" draw:text-style-name="P4" draw:layer="layout" svg:x1="17.441cm" svg:y1="10.053cm" svg:x2="17.94cm" svg:y2="10.053cm">
          <text:p/>
        </draw:line>
        <draw:line draw:style-name="gr11" draw:text-style-name="P4" draw:layer="layout" svg:x1="17.942cm" svg:y1="4.853cm" svg:x2="19.441cm" svg:y2="4.853cm">
          <text:p/>
        </draw:line>
        <draw:line draw:style-name="gr11" draw:text-style-name="P4" draw:layer="layout" svg:x1="17.94cm" svg:y1="0.253cm" svg:x2="17.939cm" svg:y2="10.053cm">
          <text:p/>
        </draw:line>
        <draw:frame draw:style-name="gr2" draw:text-style-name="P3" draw:layer="layout" svg:width="4.914cm" svg:height="1.154cm" svg:x="19.357cm" svg:y="4.299cm">
          <draw:text-box>
            <text:p text:style-name="P2">Grains de café</text:p>
          </draw:text-box>
        </draw:frame>
        <draw:line draw:style-name="gr12" draw:text-style-name="P4" draw:layer="layout" svg:x1="21.839cm" svg:y1="5.452cm" svg:x2="21.84cm" svg:y2="11.532cm">
          <text:p/>
        </draw:line>
        <draw:custom-shape draw:style-name="gr13" draw:text-style-name="P9" draw:layer="layout" svg:width="3.963cm" svg:height="28cm" draw:transform="rotate (1.5707963267949) translate (0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15.324cm" svg:height="3.511cm" svg:x="5.602cm" svg:y="11.984cm">
          <draw:text-box>
            <text:p><text:span text:style-name="T1">Terminal</text:span></text:p>
            <text:p><text:span text:style-name="T1"/></text:p>
            <text:p><text:span text:style-name="T1">Position : stiky</text:span></text:p>
            <text:p><text:span text:style-name="T1">Pour qu’il reste à droite de la page si on descend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1" draw:layer="layout" svg:width="3.322cm" svg:height="3.175cm" svg:x="13.21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22cm" svg:height="3.175cm" svg:x="13.216cm" svg:y="3.60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1.74cm" svg:y1="0.013cm" svg:x2="21.74cm" svg:y2="1.592cm">
          <text:p/>
        </draw:line>
        <draw:frame draw:style-name="gr10" draw:text-style-name="P8" draw:layer="layout" svg:width="3.009cm" svg:height="0.962cm" svg:x="20.2cm" svg:y="1.894cm">
          <draw:text-box>
            <text:p>Séchage</text:p>
          </draw:text-box>
        </draw:frame>
        <draw:frame draw:style-name="gr10" draw:text-style-name="P8" draw:layer="layout" svg:width="2.549cm" svg:height="0.962cm" svg:x="17.079cm" svg:y="4.765cm">
          <draw:text-box>
            <text:p>Naturel</text:p>
          </draw:text-box>
        </draw:frame>
        <draw:frame draw:style-name="gr10" draw:text-style-name="P12" draw:layer="layout" svg:width="2.902cm" svg:height="0.962cm" svg:x="16.98cm" svg:y="8.765cm">
          <draw:text-box>
            <text:p text:style-name="P1">Machine</text:p>
          </draw:text-box>
        </draw:frame>
        <draw:frame draw:style-name="gr10" draw:text-style-name="P8" draw:layer="layout" svg:width="2.267cm" svg:height="0.962cm" svg:x="13.825cm" svg:y="4.762cm">
          <draw:text-box>
            <text:p>Image</text:p>
          </draw:text-box>
        </draw:frame>
        <draw:frame draw:style-name="gr10" draw:text-style-name="P8" draw:layer="layout" svg:width="2.267cm" svg:height="0.962cm" svg:x="13.826cm" svg:y="8.762cm">
          <draw:text-box>
            <text:p>Image</text:p>
          </draw:text-box>
        </draw:frame>
        <draw:line draw:style-name="gr12" draw:text-style-name="P4" draw:layer="layout" svg:x1="21.741cm" svg:y1="5.258cm" svg:x2="20.05cm" svg:y2="5.263cm">
          <text:p/>
        </draw:line>
        <draw:line draw:style-name="gr12" draw:text-style-name="P4" draw:layer="layout" svg:x1="21.67cm" svg:y1="9.263cm" svg:x2="20.091cm" svg:y2="9.263cm">
          <text:p/>
        </draw:line>
        <draw:line draw:style-name="gr11" draw:text-style-name="P4" draw:layer="layout" svg:x1="21.741cm" svg:y1="3.068cm" svg:x2="21.67cm" svg:y2="9.263cm">
          <text:p/>
        </draw:line>
        <draw:line draw:style-name="gr12" draw:text-style-name="P4" draw:layer="layout" svg:x1="12.182cm" svg:y1="5.26cm" svg:x2="8.534cm" svg:y2="7.326cm">
          <text:p/>
        </draw:line>
        <draw:line draw:style-name="gr12" draw:text-style-name="P4" draw:layer="layout" svg:x1="12.222cm" svg:y1="9.586cm" svg:x2="8.574cm" svg:y2="7.52cm">
          <text:p/>
        </draw:line>
        <draw:frame draw:style-name="gr10" draw:text-style-name="P8" draw:layer="layout" svg:width="3.89cm" svg:height="0.962cm" svg:x="3.336cm" svg:y="4.812cm">
          <draw:text-box>
            <text:p>Décorticage</text:p>
          </draw:text-box>
        </draw:frame>
        <draw:frame draw:style-name="gr10" draw:text-style-name="P8" draw:layer="layout" svg:width="1.561cm" svg:height="0.962cm" svg:x="4.238cm" svg:y="6.669cm">
          <draw:text-box>
            <text:p>Info</text:p>
          </draw:text-box>
        </draw:frame>
        <draw:line draw:style-name="gr12" draw:text-style-name="P4" draw:layer="layout" svg:x1="4.908cm" svg:y1="9.074cm" svg:x2="4.908cm" svg:y2="11.337cm">
          <text:p/>
        </draw:line>
        <draw:custom-shape draw:style-name="gr13" draw:text-style-name="P9" draw:layer="layout" svg:width="3.963cm" svg:height="28cm" draw:transform="rotate (1.5707963267949) translate (0.001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15.324cm" svg:height="3.511cm" svg:x="5.603cm" svg:y="11.984cm">
          <draw:text-box>
            <text:p><text:span text:style-name="T1">Terminal</text:span></text:p>
            <text:p><text:span text:style-name="T1"/></text:p>
            <text:p><text:span text:style-name="T1">Position : stiky</text:span></text:p>
            <text:p><text:span text:style-name="T1">Pour qu’il reste à droite de la page si on descend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3" draw:text-style-name="P9" draw:layer="layout" svg:width="3.963cm" svg:height="28cm" draw:transform="rotate (1.5707963267949) translate (0.001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15.324cm" svg:height="3.511cm" svg:x="5.603cm" svg:y="11.984cm">
          <draw:text-box>
            <text:p><text:span text:style-name="T1">Terminal</text:span></text:p>
            <text:p><text:span text:style-name="T1"/></text:p>
            <text:p><text:span text:style-name="T1">Position : stiky</text:span></text:p>
            <text:p><text:span text:style-name="T1">Pour qu’il reste à droite de la page si on descend</text:span></text:p>
          </draw:text-box>
        </draw:frame>
        <draw:line draw:style-name="gr12" draw:text-style-name="P4" draw:layer="layout" svg:x1="4.908cm" svg:y1="0.035cm" svg:x2="4.908cm" svg:y2="2.298cm">
          <text:p/>
        </draw:line>
        <draw:frame draw:style-name="gr10" draw:text-style-name="P8" draw:layer="layout" svg:width="3.82cm" svg:height="0.962cm" svg:x="3.006cm" svg:y="2.368cm">
          <draw:text-box>
            <text:p>Torréfaction</text:p>
          </draw:text-box>
        </draw:frame>
        <draw:frame draw:style-name="gr10" draw:text-style-name="P8" draw:layer="layout" svg:width="1.561cm" svg:height="0.962cm" svg:x="4.136cm" svg:y="3.673cm">
          <draw:text-box>
            <text:p>Info</text:p>
          </draw:text-box>
        </draw:frame>
        <draw:line draw:style-name="gr12" draw:text-style-name="P4" draw:layer="layout" svg:x1="7.577cm" svg:y1="3.927cm" svg:x2="9.84cm" svg:y2="3.927cm">
          <text:p/>
        </draw:line>
        <draw:custom-shape draw:style-name="gr1" draw:text-style-name="P1" draw:layer="layout" svg:width="3.322cm" svg:height="3.175cm" svg:x="10.216cm" svg:y="2.40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267cm" svg:height="0.962cm" svg:x="10.825cm" svg:y="3.562cm">
          <draw:text-box>
            <text:p>Image</text:p>
          </draw:text-box>
        </draw:frame>
        <draw:frame draw:style-name="gr10" draw:text-style-name="P8" draw:layer="layout" svg:width="1.561cm" svg:height="0.962cm" svg:x="14.637cm" svg:y="3.373cm">
          <draw:text-box>
            <text:p>Info</text:p>
          </draw:text-box>
        </draw:frame>
        <draw:connector draw:style-name="gr16" draw:text-style-name="P4" draw:layer="layout" draw:line-skew="-1.825cm" svg:x1="20.601cm" svg:y1="3.871cm" svg:x2="22.215cm" svg:y2="7.52cm" svg:d="M20601 3871h1614v3649" svg:viewBox="0 0 1615 3650">
          <text:p/>
        </draw:connector>
        <draw:frame draw:style-name="gr10" draw:text-style-name="P8" draw:layer="layout" svg:width="3.29cm" svg:height="0.962cm" svg:x="20.666cm" svg:y="8.283cm">
          <draw:text-box>
            <text:p>(Broyage)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3" draw:text-style-name="P9" draw:layer="layout" svg:width="3.963cm" svg:height="28cm" draw:transform="rotate (1.5707963267949) translate (0.001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15.324cm" svg:height="3.511cm" svg:x="5.603cm" svg:y="11.984cm">
          <draw:text-box>
            <text:p><text:span text:style-name="T1">Terminal</text:span></text:p>
            <text:p><text:span text:style-name="T1"/></text:p>
            <text:p><text:span text:style-name="T1">Position : stiky</text:span></text:p>
            <text:p><text:span text:style-name="T1">Pour qu’il reste à droite de la page si on descend</text:span></text:p>
          </draw:text-box>
        </draw:frame>
        <draw:line draw:style-name="gr12" draw:text-style-name="P4" draw:layer="layout" svg:x1="22.183cm" svg:y1="0.026cm" svg:x2="22.183cm" svg:y2="2.289cm">
          <text:p/>
        </draw:line>
        <draw:frame draw:style-name="gr10" draw:text-style-name="P8" draw:layer="layout" svg:width="2.867cm" svg:height="0.962cm" svg:x="20.766cm" svg:y="2.483cm">
          <draw:text-box>
            <text:p>Broyage</text:p>
          </draw:text-box>
        </draw:frame>
        <draw:line draw:style-name="gr12" draw:text-style-name="P4" draw:layer="layout" svg:x1="22.183cm" svg:y1="4.201cm" svg:x2="22.212cm" svg:y2="5.985cm">
          <text:p/>
        </draw:line>
        <draw:line draw:style-name="gr12" draw:text-style-name="P4" draw:layer="layout" svg:x1="13.575cm" svg:y1="2.988cm" svg:x2="13.575cm" svg:y2="6.131cm">
          <text:p/>
        </draw:line>
        <draw:line draw:style-name="gr12" draw:text-style-name="P4" draw:layer="layout" svg:x1="5.483cm" svg:y1="4.323cm" svg:x2="5.498cm" svg:y2="6.082cm">
          <text:p/>
        </draw:line>
        <draw:line draw:style-name="gr11" draw:text-style-name="P4" draw:layer="layout" svg:x1="5.483cm" svg:y1="4.288cm" svg:x2="22.24cm" svg:y2="4.288cm">
          <text:p/>
        </draw:line>
        <draw:line draw:style-name="gr11" draw:text-style-name="P4" draw:layer="layout" svg:x1="13.575cm" svg:y1="2.988cm" svg:x2="20.641cm" svg:y2="2.988cm">
          <text:p/>
        </draw:line>
        <draw:frame draw:style-name="gr10" draw:text-style-name="P12" draw:layer="layout" svg:width="5.972cm" svg:height="1.673cm" svg:x="2.468cm" svg:y="6.701cm">
          <draw:text-box>
            <text:p text:style-name="P1">Mouture grossière :</text:p>
            <text:p text:style-name="P1">Cafetière à piston</text:p>
          </draw:text-box>
        </draw:frame>
        <draw:frame draw:style-name="gr10" draw:text-style-name="P12" draw:layer="layout" svg:width="6.149cm" svg:height="1.673cm" svg:x="10.568cm" svg:y="6.702cm">
          <draw:text-box>
            <text:p text:style-name="P1">Mouture moyenne : </text:p>
            <text:p text:style-name="P1">Cafetières à filtre</text:p>
          </draw:text-box>
        </draw:frame>
        <draw:frame draw:style-name="gr10" draw:text-style-name="P12" draw:layer="layout" svg:width="4.385cm" svg:height="1.673cm" svg:x="19.969cm" svg:y="6.703cm">
          <draw:text-box>
            <text:p text:style-name="P1">Mouture fine : espresso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0T10:56:16.789000000</meta:creation-date>
    <dc:date>2025-02-10T11:29:05.629000000</dc:date>
    <meta:editing-duration>PT32M30S</meta:editing-duration>
    <meta:editing-cycles>34</meta:editing-cycles>
    <meta:generator>LibreOffice/24.8.4.2$Windows_X86_64 LibreOffice_project/bb3cfa12c7b1bf994ecc5649a80400d06cd71002</meta:generator>
    <meta:document-statistic meta:object-count="97"/>
  </office:meta>
</office:document-meta>
</file>